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5C0000005E1D766B5BFB7C172D.png" manifest:media-type="image/png"/>
  <manifest:file-entry manifest:full-path="Pictures/100002010000011E0000007CD7A5A5C779ECA12C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13cm" svg:height="5.285cm" svg:x="20.812cm" svg:y="6.541cm">
          <draw:image xlink:href="../../../../../Applications/LibreOffice.app/Contents/Resources/gallery/computers/Server.png" xlink:type="simple" xlink:show="embed" xlink:actuate="onLoad" loext:mime-type="image/png">
            <text:p/>
          </draw:image>
        </draw:frame>
        <draw:frame draw:style-name="gr1" draw:text-style-name="P1" draw:layer="layout" svg:width="0.727cm" svg:height="2.691cm" svg:x="7.893cm" svg:y="4.048cm">
          <draw:image xlink:href="../../../../../Applications/LibreOffice.app/Contents/Resources/gallery/finance/Calculator.png" xlink:type="simple" xlink:show="embed" xlink:actuate="onLoad" loext:mime-type="image/png">
            <text:p/>
          </draw:image>
        </draw:frame>
        <draw:frame draw:style-name="gr2" draw:text-style-name="P1" draw:layer="layout" svg:width="5.879cm" svg:height="5.952cm" svg:x="12.393cm" svg:y="6.334cm">
          <draw:image xlink:href="../../../../../Applications/LibreOffice.app/Contents/Resources/gallery/finance/Seal-Silver.png" xlink:type="simple" xlink:show="embed" xlink:actuate="onLoad" loext:mime-type="image/png">
            <text:p text:style-name="P2">Internet</text:p>
          </draw:image>
        </draw:frame>
        <draw:frame draw:style-name="gr3" draw:text-style-name="P2" draw:layer="layout" svg:width="3.967cm" svg:height="1.717cm" svg:x="17.226cm" svg:y="8.554cm">
          <draw:image xlink:href="../../../../../Applications/LibreOffice.app/Contents/Resources/../Resources/gallery/arrows/A53-TrendArrow-LightBlue-TwoDirections.svg" xlink:type="simple" xlink:show="embed" xlink:actuate="onLoad" loext:mime-type="image/svg+xml">
            <text:p/>
          </draw:image>
          <draw:image xlink:href="Pictures/100002010000011E0000007CD7A5A5C779ECA12C.png" xlink:type="simple" xlink:show="embed" xlink:actuate="onLoad" loext:mime-type="image/png"/>
        </draw:frame>
        <draw:g>
          <draw:frame draw:style-name="gr3" draw:text-style-name="P2" draw:layer="layout" svg:width="4.826cm" svg:height="3.515cm" svg:x="8.493cm" svg:y="4.683cm">
            <draw:image xlink:href="../../../../../Applications/LibreOffice.app/Contents/Resources/../Resources/gallery/arrows/A25-CurvedArrow-DarkBlue.svg" xlink:type="simple" xlink:show="embed" xlink:actuate="onLoad" loext:mime-type="image/svg+xml">
              <text:p/>
            </draw:image>
            <draw:image xlink:href="Pictures/100002010000005C0000005E1D766B5BFB7C172D.png" xlink:type="simple" xlink:show="embed" xlink:actuate="onLoad" loext:mime-type="image/png"/>
          </draw:frame>
          <draw:frame draw:style-name="gr3" draw:text-style-name="P2" draw:layer="layout" svg:width="4.826cm" svg:height="3.515cm" draw:transform="rotate (-3.14159265358979) translate (13.319cm 9.128cm)">
            <draw:image xlink:href="../../../../../Applications/LibreOffice.app/Contents/Resources/../Resources/gallery/arrows/A25-CurvedArrow-DarkBlue.svg" xlink:type="simple" xlink:show="embed" xlink:actuate="onLoad" loext:mime-type="image/svg+xml">
              <text:p/>
            </draw:image>
            <draw:image xlink:href="Pictures/100002010000005C0000005E1D766B5BFB7C172D.png" xlink:type="simple" xlink:show="embed" xlink:actuate="onLoad" loext:mime-type="image/png"/>
          </draw:frame>
        </draw:g>
        <draw:frame draw:style-name="gr1" draw:text-style-name="P1" draw:layer="layout" svg:width="0.727cm" svg:height="2.691cm" svg:x="7.893cm" svg:y="11.644cm">
          <draw:image xlink:href="../../../../../Applications/LibreOffice.app/Contents/Resources/gallery/finance/Calculator.png" xlink:type="simple" xlink:show="embed" xlink:actuate="onLoad" loext:mime-type="image/png">
            <text:p/>
          </draw:image>
        </draw:frame>
        <draw:g>
          <draw:frame draw:style-name="gr4" draw:text-style-name="P2" draw:layer="layout" svg:width="4.826cm" svg:height="3.515cm" draw:transform="rotate (-3.14159265358979) translate (13.319cm 14.223cm)">
            <draw:image xlink:href="../../../../../Applications/LibreOffice.app/Contents/Resources/../Resources/gallery/arrows/A25-CurvedArrow-DarkBlue.svg" xlink:type="simple" xlink:show="embed" xlink:actuate="onLoad" loext:mime-type="image/svg+xml">
              <text:p/>
            </draw:image>
            <draw:image xlink:href="Pictures/100002010000005C0000005E1D766B5BFB7C172D.png" xlink:type="simple" xlink:show="embed" xlink:actuate="onLoad" loext:mime-type="image/png"/>
          </draw:frame>
          <draw:frame draw:style-name="gr4" draw:text-style-name="P2" draw:layer="layout" svg:width="4.826cm" svg:height="3.515cm" svg:x="8.493cm" svg:y="9.778cm">
            <draw:image xlink:href="../../../../../Applications/LibreOffice.app/Contents/Resources/../Resources/gallery/arrows/A25-CurvedArrow-DarkBlue.svg" xlink:type="simple" xlink:show="embed" xlink:actuate="onLoad" loext:mime-type="image/svg+xml">
              <text:p/>
            </draw:image>
            <draw:image xlink:href="Pictures/100002010000005C0000005E1D766B5BFB7C172D.png" xlink:type="simple" xlink:show="embed" xlink:actuate="onLoad" loext:mime-type="image/png"/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Tango_20_Gray" draw:display-name="Tango Gray" draw:style="linear" draw:start-color="#babdb6" draw:end-color="#555753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g" fo:country="BG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gradient-step-count="0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2-26T12:41:31.163955182</meta:creation-date>
    <meta:generator>LibreOffice/6.3.3.2$MacOSX_X86_64 LibreOffice_project/a64200df03143b798afd1ec74a12ab50359878ed</meta:generator>
    <dc:date>2020-02-26T13:17:14.311318103</dc:date>
    <meta:editing-duration>PT23M44S</meta:editing-duration>
    <meta:editing-cycles>7</meta:editing-cycles>
    <dc:creator>Todor Balabanov</dc:creator>
    <meta:document-statistic meta:object-count="11"/>
  </office:meta>
</office:document-meta>
</file>